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9954" officeooo:paragraph-rsid="00009954"/>
    </style:style>
    <style:style style:name="P2" style:family="paragraph" style:parent-style-name="Standard">
      <style:text-properties officeooo:rsid="0002212d" officeooo:paragraph-rsid="000221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Філосфія середньовічча</text:p>
      <text:p text:style-name="P1">передумови формування — </text:p>
      <text:p text:style-name="P1">виникненя християнства(1 ст н.е.), яке виникло завдяки <text:s/>кризі римської державності у вірі Іудеїв в прихід мессії або спасителя.</text:p>
      <text:p text:style-name="P2">Настрій відчаю та безвихідності людей.</text:p>
      <text:p text:style-name="P2">Особливу роль в формуванні християнського світогляду зіграли неоплатонізм та стоїцизм, а також спроби перекладу вітхого завіту на інші мов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09:28:13.528566278</meta:creation-date>
    <dc:date>2015-02-18T09:32:49.045642282</dc:date>
    <meta:editing-duration>PT2M7S</meta:editing-duration>
    <meta:editing-cycles>2</meta:editing-cycles>
    <meta:generator>LibreOffice/4.2.7.2$Linux_x86 LibreOffice_project/420m0$Build-2</meta:generator>
    <meta:document-statistic meta:table-count="0" meta:image-count="0" meta:object-count="0" meta:page-count="1" meta:paragraph-count="5" meta:word-count="46" meta:character-count="351" meta:non-whitespace-character-count="307"/>
  </office:meta>
</office:document-meta>
</file>